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8pt"/>
    </style:style>
    <style:style style:name="P2" style:family="paragraph">
      <style:paragraph-properties fo:text-align="center"/>
    </style:style>
    <style:style style:name="P3" style:family="paragraph">
      <loext:graphic-properties draw:fill-color="#ccff66"/>
      <style:paragraph-properties fo:text-align="center"/>
      <style:text-properties style:font-name="Arial" fo:font-size="9pt" style:text-underline-style="solid" style:text-underline-width="auto" style:text-underline-color="font-color" style:font-size-asian="9pt" style:font-size-complex="9pt"/>
    </style:style>
    <style:style style:name="P4" style:family="paragraph">
      <style:paragraph-properties fo:text-align="center"/>
      <style:text-properties style:font-name="Arial" fo:font-size="9pt" style:font-size-asian="9pt" style:font-size-complex="9pt"/>
    </style:style>
    <style:style style:name="P5" style:family="paragraph">
      <loext:graphic-properties draw:fill-color="#ffff99"/>
      <style:paragraph-properties fo:text-align="center"/>
      <style:text-properties style:font-name="Arial" fo:font-size="9pt" style:text-underline-style="solid" style:text-underline-width="auto" style:text-underline-color="font-color" style:font-size-asian="9pt" style:font-size-complex="9pt"/>
    </style:style>
    <style:style style:name="P6" style:family="paragraph">
      <loext:graphic-properties draw:fill-color="#ff9999"/>
      <style:paragraph-properties fo:text-align="center"/>
      <style:text-properties style:font-name="Arial" fo:font-size="9pt" style:text-underline-style="solid" style:text-underline-width="auto" style:text-underline-color="font-color" style:font-size-asian="9pt" style:font-size-complex="9pt"/>
    </style:style>
    <style:style style:name="P7" style:family="paragraph">
      <style:paragraph-properties fo:text-align="center"/>
      <style:text-properties style:font-name="Arial" fo:font-size="9pt" style:text-underline-style="solid" style:text-underline-width="auto" style:text-underline-color="font-color" style:font-size-asian="9pt" style:font-size-complex="9pt"/>
    </style:style>
    <style:style style:name="P8" style:family="paragraph">
      <loext:graphic-properties draw:fill-color="#cc0066"/>
      <style:paragraph-properties fo:text-align="center"/>
      <style:text-properties style:font-name="Arial" fo:font-size="9pt" style:text-underline-style="solid" style:text-underline-width="auto" style:text-underline-color="font-color" style:font-size-asian="9pt" style:font-size-complex="9pt"/>
    </style:style>
    <style:style style:name="P9" style:family="paragraph">
      <style:paragraph-properties fo:text-align="center"/>
      <style:text-properties style:font-name="Arial" fo:font-weight="bold" style:font-weight-asian="bold" style:font-weight-complex="bold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ffff99"/>
      <style:paragraph-properties fo:text-align="center"/>
    </style:style>
    <style:style style:name="P12" style:family="paragraph">
      <loext:graphic-properties draw:fill-color="#ffff99"/>
      <style:paragraph-properties fo:text-align="center"/>
      <style:text-properties style:text-underline-style="solid" style:text-underline-width="auto" style:text-underline-color="font-color"/>
    </style:style>
    <style:style style:name="P13" style:family="paragraph">
      <loext:graphic-properties draw:fill-color="#ffff99"/>
      <style:paragraph-properties fo:text-align="center"/>
      <style:text-properties fo:font-weight="bold" style:font-weight-asian="bold" style:font-weight-complex="bold"/>
    </style:style>
    <style:style style:name="P14" style:family="paragraph">
      <loext:graphic-properties draw:fill-color="#ffff99"/>
    </style:style>
    <style:style style:name="P15" style:family="paragraph">
      <style:paragraph-properties fo:text-align="center"/>
      <style:text-properties style:text-underline-style="solid" style:text-underline-width="auto" style:text-underline-color="font-color"/>
    </style:style>
    <style:style style:name="P16" style:family="paragraph">
      <loext:graphic-properties draw:fill-color="#ff9999"/>
      <style:paragraph-properties fo:text-align="center"/>
      <style:text-properties style:text-underline-style="solid" style:text-underline-width="auto" style:text-underline-color="font-color"/>
    </style:style>
    <style:style style:name="P17" style:family="paragraph">
      <loext:graphic-properties draw:fill-color="#ff9999"/>
      <style:paragraph-properties fo:text-align="center"/>
    </style:style>
    <style:style style:name="P18" style:family="paragraph">
      <loext:graphic-properties draw:fill-color="#ccff66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9" style:family="paragraph">
      <loext:graphic-properties draw:fill-color="#ccff66"/>
      <style:paragraph-properties fo:text-align="center"/>
      <style:text-properties fo:font-weight="bold" style:font-weight-asian="bold" style:font-weight-complex="bold"/>
    </style:style>
    <style:style style:name="P20" style:family="paragraph">
      <loext:graphic-properties draw:fill-color="#cc0066"/>
      <style:paragraph-properties fo:text-align="center"/>
    </style:style>
    <style:style style:name="T1" style:family="text">
      <style:text-properties style:font-name="Arial" fo:font-size="9pt" style:font-size-asian="9pt" style:font-size-complex="9pt"/>
    </style:style>
    <style:style style:name="T2" style:family="text">
      <style:text-properties style:font-name="Arial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1pt" style:text-underline-style="solid" style:text-underline-width="auto" style:text-underline-color="font-color" fo:font-weight="bold" style:font-size-asian="10pt" style:font-weight-asian="bold" style:font-size-complex="11pt" style:font-weight-complex="bold"/>
    </style:style>
    <style:style style:name="T6" style:family="text">
      <style:text-properties fo:font-size="11pt" fo:font-weight="bold" style:font-size-asian="10pt" style:font-weight-asian="bold" style:font-size-complex="11pt" style:font-weight-complex="bol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ccff66" draw:fill-color="#ccff66" draw:textarea-horizontal-align="justify" draw:textarea-vertical-align="middle" draw:auto-grow-height="false" fo:min-height="0.6984in" fo:min-width="1.6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ffff66" draw:fill-color="#ffff99" draw:textarea-horizontal-align="justify" draw:textarea-vertical-align="middle" draw:auto-grow-height="false" fo:min-height="0.5583in" fo:min-width="1.4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ff9999" draw:fill-color="#ff9999" draw:textarea-horizontal-align="justify" draw:textarea-vertical-align="middle" draw:auto-grow-height="false" fo:min-height="0.5583in" fo:min-width="1.4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0.5583in" fo:min-width="1.4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cc0066" draw:fill-color="#cc0066" draw:textarea-horizontal-align="justify" draw:textarea-vertical-align="middle" draw:auto-grow-height="false" fo:min-height="0.5583in" fo:min-width="1.4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ffff33" draw:textarea-horizontal-align="justify" draw:textarea-vertical-align="middle" draw:auto-grow-height="false" fo:min-height="0.3799in" fo:min-width="0.454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282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textarea-horizontal-align="justify" draw:textarea-vertical-align="middle" draw:auto-grow-height="false" fo:min-height="0.3799in" fo:min-width="0.454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color="#ccff66" draw:fill-color="#ccff66" draw:textarea-horizontal-align="justify" draw:textarea-vertical-align="middle" draw:auto-grow-height="false" fo:min-height="0.5583in" fo:min-width="1.4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dash" draw:stroke-dash="Fine_20_Dashed" svg:stroke-color="#ffff00" draw:fill-color="#ffff99" draw:textarea-horizontal-align="justify" draw:textarea-vertical-align="middle" draw:auto-grow-height="false" fo:min-height="0.2547in" fo:min-width="0.5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svg:stroke-color="#ffff00" draw:fill-color="#ffff99" draw:textarea-horizontal-align="justify" draw:textarea-vertical-align="middle" draw:auto-grow-height="false" fo:min-height="0.3591in" fo:min-width="0.845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svg:stroke-color="#ffff00" draw:fill-color="#ffff99" draw:textarea-horizontal-align="justify" draw:textarea-vertical-align="middle" draw:auto-grow-height="false" fo:min-height="0.2547in" fo:min-width="0.5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solid" svg:stroke-width="0.0417in" svg:stroke-color="#ff9900" draw:marker-start-width="0.2016in" draw:marker-end-width="0.2016in" draw:fill-color="#ffff99" draw:textarea-horizontal-align="justify" draw:textarea-vertical-align="middle" draw:auto-grow-height="false" fo:min-height="0.2547in" fo:min-width="0.598in" fo:padding-top="0.0209in" fo:padding-bottom="0.0209in" fo:padding-left="0.0209in" fo:padding-right="0.02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solid" draw:stroke-dash="Fine_20_Dashed" svg:stroke-color="#ff9999" draw:fill-color="#ff9999" draw:textarea-horizontal-align="justify" draw:textarea-vertical-align="middle" draw:auto-grow-height="false" fo:min-height="0.1846in" fo:min-width="0.5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dash" draw:stroke-dash="Fine_20_Dashed" svg:stroke-color="#ff3333" draw:fill-color="#ff9999" draw:textarea-horizontal-align="justify" draw:textarea-vertical-align="middle" draw:auto-grow-height="false" fo:min-height="0.1846in" fo:min-width="0.5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svg:stroke-color="#ff9999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svg:stroke-color="#ccff66" draw:fill-color="#ccff66" draw:textarea-horizontal-align="justify" draw:textarea-vertical-align="middle" draw:auto-grow-height="false" fo:min-height="0.2547in" fo:min-width="0.5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svg:stroke-color="#ccff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stroke="solid" draw:stroke-dash="Fine_20_Dashed" svg:stroke-color="#cc0066" draw:fill-color="#cc0066" draw:textarea-horizontal-align="justify" draw:textarea-vertical-align="middle" draw:auto-grow-height="false" fo:min-height="0.1846in" fo:min-width="0.5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svg:stroke-color="#cc0066" draw:fill-color="#cc00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6" draw:name="Shape1" draw:style-name="gr3" draw:text-style-name="P5" svg:width="1.465in" svg:height="0.5587in" svg:x="0.0291in" svg:y="0.0417in"><text:p text:style-name="P4"><text:span text:style-name="T1">Patients</text:span></text:p><draw:enhanced-geometry svg:viewBox="0 0 21600 21600" draw:type="rectangle" draw:enhanced-path="M 0 0 L 21600 0 21600 21600 0 21600 0 0 Z N"/></draw:custom-shape><draw:custom-shape text:anchor-type="paragraph" draw:z-index="7" draw:name="Shape1" draw:style-name="gr4" draw:text-style-name="P6" svg:width="1.465in" svg:height="0.5587in" svg:x="3.2575in" svg:y="0.0417in"><text:p text:style-name="P4"><text:span text:style-name="T1">Doctor</text:span><text:span text:style-name="T1">s</text:span></text:p><draw:enhanced-geometry svg:viewBox="0 0 21600 21600" draw:type="rectangle" draw:enhanced-path="M 0 0 L 21600 0 21600 21600 0 21600 0 0 Z N"/></draw:custom-shape><draw:custom-shape text:anchor-type="paragraph" draw:z-index="8" draw:name="Shape1" draw:style-name="gr5" draw:text-style-name="P7" svg:width="1.465in" svg:height="0.5587in" svg:x="1.1909in" svg:y="2.5547in"><text:p text:style-name="P4"><text:span text:style-name="T1">D</text:span><text:span text:style-name="T1">r</text:span><text:span text:style-name="T1">u</text:span><text:span text:style-name="T1">g</text:span></text:p><draw:enhanced-geometry svg:viewBox="0 0 21600 21600" draw:type="rectangle" draw:enhanced-path="M 0 0 L 21600 0 21600 21600 0 21600 0 0 Z N"/></draw:custom-shape><draw:custom-shape text:anchor-type="paragraph" draw:z-index="9" draw:name="Shape1" draw:style-name="gr6" draw:text-style-name="P8" svg:width="1.465in" svg:height="0.5587in" svg:x="4.4417in" svg:y="2.0429in"><text:p text:style-name="P4"><text:span text:style-name="T1">Pharmacy</text:span></text:p><draw:enhanced-geometry svg:viewBox="0 0 21600 21600" draw:type="rectangle" draw:enhanced-path="M 0 0 L 21600 0 21600 21600 0 21600 0 0 Z N"/></draw:custom-shape><draw:custom-shape text:anchor-type="paragraph" draw:z-index="10" draw:name="Shape1" draw:style-name="gr5" draw:text-style-name="P7" svg:width="1.465in" svg:height="0.5587in" svg:x="3.1736in" svg:y="4.2335in"><text:p text:style-name="P4"><text:span text:style-name="T1">Pharmaceutical Company</text:span></text:p><draw:enhanced-geometry svg:viewBox="0 0 21600 21600" draw:type="rectangle" draw:enhanced-path="M 0 0 L 21600 0 21600 21600 0 21600 0 0 Z N"/></draw:custom-shape><draw:line text:anchor-type="paragraph" draw:z-index="11" draw:name="Shape2" draw:style-name="gr1" draw:text-style-name="P2" svg:x1="1.4937in" svg:y1="0.3319in" svg:x2="1.8882in" svg:y2="0.3319in"><text:p/></draw:line><draw:custom-shape text:anchor-type="paragraph" draw:z-index="12" draw:name="Shape3" draw:style-name="gr7" draw:text-style-name="P9" svg:width="0.9079in" svg:height="0.7594in" svg:x="1.8882in" svg:y="-0.0472in"><text:p text:style-name="P2"><text:span text:style-name="T2">has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5" draw:name="Shape2" draw:style-name="gr1" draw:text-style-name="P2" svg:x1="2.6752in" svg:y1="0.3319in" svg:x2="3.2579in" svg:y2="0.3319in"><text:p/></draw:line><draw:frame text:anchor-type="paragraph" draw:z-index="13" draw:name="Shape4" draw:style-name="gr8" draw:text-style-name="P10" svg:width="0.298in" svg:height="0.2831in" svg:x="2.9598in" svg:y="0.3173in"><draw:text-box><text:p text:style-name="P2">1</text:p></draw:text-box></draw:frame><draw:frame text:anchor-type="paragraph" draw:z-index="14" draw:name="Shape4" draw:style-name="gr8" draw:text-style-name="P10" svg:width="0.298in" svg:height="0.2831in" svg:x="1.4937in" svg:y="0.1091in"><draw:text-box><text:p text:style-name="P2">N</text:p></draw:text-box></draw:frame><draw:line text:anchor-type="paragraph" draw:z-index="1" draw:name="Shape2" draw:style-name="gr1" draw:text-style-name="P2" svg:x1="2.5717in" svg:y1="2.5547in" svg:x2="3.0925in" svg:y2="2.0736in"><text:p/></draw:line><draw:line text:anchor-type="paragraph" draw:z-index="16" draw:name="Shape2" draw:style-name="gr1" draw:text-style-name="P2" svg:x1="3.5402in" svg:y1="1.6791in" svg:x2="4.0535in" svg:y2="0.6in"><text:p/></draw:line><draw:custom-shape text:anchor-type="paragraph" draw:z-index="17" draw:name="Shape3" draw:style-name="gr9" draw:text-style-name="P9" svg:width="0.9079in" svg:height="0.7594in" svg:x="2.9228in" svg:y="2.178in"><text:p text:style-name="P2"><text:span text:style-name="T2">Sold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2" draw:name="Shape2" draw:style-name="gr1" draw:text-style-name="P2" svg:x1="2.6555in" svg:y1="2.8173in" svg:x2="2.9228in" svg:y2="2.5646in"><text:p/></draw:line><draw:line text:anchor-type="paragraph" draw:z-index="4" draw:name="Shape2" draw:style-name="gr1" draw:text-style-name="P2" svg:x1="3.8307in" svg:y1="2.5571in" svg:x2="4.498in" svg:y2="2.1709in"><text:p/></draw:line><draw:custom-shape text:anchor-type="paragraph" draw:z-index="18" draw:name="Shape3" draw:style-name="gr9" draw:text-style-name="P9" svg:width="0.9079in" svg:height="0.7594in" svg:x="4.05in" svg:y="3.0811in"><text:p text:style-name="P2"><text:span text:style-name="T2">Contrac</text:span><text:span text:style-name="T2">t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5" draw:name="Shape3" draw:style-name="gr9" draw:text-style-name="P9" svg:width="0.9079in" svg:height="0.7594in" svg:x="2.6327in" svg:y="1.3146in"><text:p text:style-name="P2"><text:span text:style-name="T2">P</text:span><text:span text:style-name="T2">r</text:span><text:span text:style-name="T2">e</text:span><text:span text:style-name="T2">s</text:span><text:span text:style-name="T2">c</text:span><text:span text:style-name="T2">r</text:span><text:span text:style-name="T2">i</text:span><text:span text:style-name="T2">b</text:span><text:span text:style-name="T2">e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9" draw:name="Shape2" draw:style-name="gr1" draw:text-style-name="P2" svg:x1="1.1953in" svg:y1="0.6in" svg:x2="2.6327in" svg:y2="1.6937in"><text:p/></draw:line><draw:line text:anchor-type="paragraph" draw:z-index="20" draw:name="Shape5" draw:style-name="gr1" draw:text-style-name="P2" svg:x1="5.228in" svg:y1="2.6016in" svg:x2="4.5043in" svg:y2="3.0815in"><text:p/></draw:line><draw:line text:anchor-type="paragraph" draw:z-index="21" draw:name="Shape5" draw:style-name="gr1" draw:text-style-name="P2" svg:x1="4.5071in" svg:y1="3.8402in" svg:x2="3.9953in" svg:y2="4.2264in"><text:p/></draw:line><draw:custom-shape text:anchor-type="paragraph" draw:z-index="3" draw:name="Shape1" draw:style-name="gr2" draw:text-style-name="P3" svg:width="1.6213in" svg:height="0.6988in" svg:x="1.1008in" svg:y="2.4744in"><text:p text:style-name="P4"><text:span text:style-name="T1"/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2" draw:name="Shape1" draw:style-name="gr10" draw:text-style-name="P3" svg:width="1.465in" svg:height="0.5587in" svg:x="1.1909in" svg:y="2.5547in"><text:p text:style-name="P4"><text:span text:style-name="T1">Drug</text:span></text:p><draw:enhanced-geometry svg:viewBox="0 0 21600 21600" draw:type="rectangle" draw:enhanced-path="M 0 0 L 21600 0 21600 21600 0 21600 0 0 Z N"/></draw:custom-shape><draw:frame text:anchor-type="paragraph" draw:z-index="23" draw:name="Shape4" draw:style-name="gr8" draw:text-style-name="P10" svg:width="0.298in" svg:height="0.2831in" svg:x="3.6972in" svg:y="3.9437in"><draw:text-box><text:p text:style-name="P2">N</text:p></draw:text-box></draw:frame><draw:frame text:anchor-type="paragraph" draw:z-index="24" draw:name="Shape4" draw:style-name="gr8" draw:text-style-name="P10" svg:width="0.298in" svg:height="0.2831in" svg:x="5.228in" svg:y="2.6819in"><draw:text-box><text:p text:style-name="P2">M</text:p></draw:text-box></draw:frame><draw:frame text:anchor-type="paragraph" draw:z-index="25" draw:name="Shape4" draw:style-name="gr8" draw:text-style-name="P10" svg:width="0.298in" svg:height="0.2831in" svg:x="2.4236in" svg:y="2.272in"><draw:text-box><text:p text:style-name="P2">N</text:p></draw:text-box></draw:frame><draw:frame text:anchor-type="paragraph" draw:z-index="26" draw:name="Shape4" draw:style-name="gr8" draw:text-style-name="P10" svg:width="0.298in" svg:height="0.2831in" svg:x="2.6555in" svg:y="2.7283in"><draw:text-box><text:p text:style-name="P2">M</text:p></draw:text-box></draw:frame><draw:frame text:anchor-type="paragraph" draw:z-index="27" draw:name="Shape4" draw:style-name="gr8" draw:text-style-name="P10" svg:width="0.298in" svg:height="0.2831in" svg:x="0.9866in" svg:y="0.6866in"><draw:text-box><text:p text:style-name="P2">M</text:p></draw:text-box></draw:frame><draw:frame text:anchor-type="paragraph" draw:z-index="28" draw:name="Shape4" draw:style-name="gr8" draw:text-style-name="P10" svg:width="0.298in" svg:height="0.2831in" svg:x="4.2in" svg:y="2.2744in"><draw:text-box><text:p text:style-name="P2">N</text:p></draw:text-box></draw:frame><draw:frame text:anchor-type="paragraph" draw:z-index="29" draw:name="Shape4" draw:style-name="gr8" draw:text-style-name="P10" svg:width="0.298in" svg:height="0.2831in" svg:x="4.0535in" svg:y="0.6in"><draw:text-box><text:p text:style-name="P2">N</text:p></draw:text-box></draw:frame><draw:custom-shape text:anchor-type="paragraph" draw:z-index="30" draw:name="Shape6" draw:style-name="gr11" draw:text-style-name="P11" svg:width="0.8453in" svg:height="0.3594in" svg:x="1.4937in" svg:y="-0.3173in"><text:p text:style-name="P2">Ag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1" draw:name="Shape6" draw:style-name="gr12" draw:text-style-name="P12" svg:width="0.8453in" svg:height="0.3594in" svg:x="-0.311in" svg:y="0.8457in"><text:p text:style-name="P2"><text:span text:style-name="T3">SSN</text:span></text:p>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</draw:custom-shape><draw:custom-shape text:anchor-type="paragraph" draw:z-index="32" draw:name="Shape6" draw:style-name="gr13" draw:text-style-name="P13" svg:width="0.8453in" svg:height="0.3594in" svg:x="0.7311in" svg:y="1.0075in"><text:p text:style-name="P2"><text:span text:style-name="T4">Nam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3" draw:name="Shape6" draw:style-name="gr14" draw:text-style-name="P14" svg:width="0.8453in" svg:height="0.3594in" svg:x="2.0035in" svg:y="0.8346in"><text:p>Addres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4" draw:name="Shape7" draw:style-name="gr1" draw:text-style-name="P2" svg:x1="0.3831in" svg:y1="0.6in" svg:x2="0.1374in" svg:y2="0.8457in"><text:p/></draw:line><draw:line text:anchor-type="paragraph" draw:z-index="35" draw:name="Shape7" draw:style-name="gr1" draw:text-style-name="P2" svg:x1="0.7772in" svg:y1="0.6in" svg:x2="1.0661in" svg:y2="1.0075in"><text:p/></draw:line><draw:line text:anchor-type="paragraph" draw:z-index="0" draw:name="Shape7" draw:style-name="gr1" draw:text-style-name="P2" svg:x1="1.4937in" svg:y1="0.6in" svg:x2="2.0618in" svg:y2="0.9161in"><text:p/></draw:line><draw:line text:anchor-type="paragraph" draw:z-index="36" draw:name="Shape7" draw:style-name="gr1" draw:text-style-name="P2" svg:x1="1.4941in" svg:y1="-0.1138in" svg:x2="0.7189in" svg:y2="0.0417in"><text:p/></draw:line><draw:custom-shape text:anchor-type="paragraph" draw:z-index="37" draw:name="Shape6" draw:style-name="gr15" draw:text-style-name="P16" svg:width="0.8453in" svg:height="0.2614in" svg:x="4.8382in" svg:y="0.0071in"><text:p text:style-name="P15"><text:span text:style-name="T3">SSN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8" draw:name="Shape6" draw:style-name="gr15" draw:text-style-name="P17" svg:width="0.8453in" svg:height="0.2614in" svg:x="5.4638in" svg:y="0.2681in"><text:p text:style-name="P2">Nam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9" draw:name="Shape6" draw:style-name="gr15" draw:text-style-name="P17" svg:width="0.8453in" svg:height="0.2614in" svg:x="4.8736in" svg:y="0.5291in"><text:p text:style-name="P2">Specialty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0" draw:name="Shape6" draw:style-name="gr16" draw:text-style-name="P17" svg:width="0.8453in" svg:height="0.2614in" svg:x="4.1445in" svg:y="0.7902in"><text:p text:style-name="P2">Experienc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1" draw:name="Shape2" draw:style-name="gr1" draw:text-style-name="P2" svg:x1="2.6752in" svg:y1="0.3319in" svg:x2="3.2579in" svg:y2="0.3319in"><text:p/></draw:line><draw:line text:anchor-type="paragraph" draw:z-index="42" draw:name="Shape2" draw:style-name="gr17" draw:text-style-name="P2" svg:x1="4.5626in" svg:y1="0.3898in" svg:x2="5.4642in" svg:y2="0.4016in"><text:p/></draw:line><draw:line text:anchor-type="paragraph" draw:z-index="43" draw:name="Shape2" draw:style-name="gr17" draw:text-style-name="P2" svg:x1="4.5799in" svg:y1="0.5634in" svg:x2="4.5799in" svg:y2="0.7953in"><text:p/></draw:line><draw:line text:anchor-type="paragraph" draw:z-index="44" draw:name="Shape2" draw:style-name="gr17" draw:text-style-name="P2" svg:x1="4.5102in" svg:y1="0.3894in" svg:x2="5.0657in" svg:y2="0.1374in"><text:p/></draw:line><draw:line text:anchor-type="paragraph" draw:z-index="45" draw:name="Shape2" draw:style-name="gr17" draw:text-style-name="P2" svg:x1="4.5626in" svg:y1="0.4016in" svg:x2="4.8736in" svg:y2="0.6154in"><text:p/></draw:line><draw:custom-shape text:anchor-type="paragraph" draw:z-index="46" draw:name="Shape6" draw:style-name="gr18" draw:text-style-name="P18" svg:width="0.8453in" svg:height="0.3594in" svg:x="-0.0563in" svg:y="2.102in"><text:p text:style-name="P15"><text:span text:style-name="T5">Tradenam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7" draw:name="Shape6" draw:style-name="gr18" draw:text-style-name="P19" svg:width="0.8453in" svg:height="0.3594in" svg:x="-0.0563in" svg:y="3.0972in"><text:p text:style-name="P2"><text:span text:style-name="T6">Formula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8" draw:name="Shape2" draw:style-name="gr19" draw:text-style-name="P2" svg:x1="0.7181in" svg:y1="2.3165in" svg:x2="1.4516in" svg:y2="2.8748in"><text:p/></draw:line><draw:line text:anchor-type="paragraph" draw:z-index="49" draw:name="Shape2" draw:style-name="gr19" draw:text-style-name="P2" svg:x1="0.789in" svg:y1="3.2717in" svg:x2="1.3417in" svg:y2="2.8028in"><text:p/></draw:line><draw:custom-shape text:anchor-type="paragraph" draw:z-index="50" draw:name="Shape6" draw:style-name="gr20" draw:text-style-name="P20" svg:width="0.8453in" svg:height="0.2614in" svg:x="4.5437in" svg:y="1.5528in"><text:p text:style-name="P2">Specialty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1" draw:name="Shape6" draw:style-name="gr20" draw:text-style-name="P20" svg:width="0.8453in" svg:height="0.2614in" svg:x="5.7252in" svg:y="1.5528in"><text:p text:style-name="P2">Specialty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2" draw:name="Shape6" draw:style-name="gr20" draw:text-style-name="P20" svg:width="0.8453in" svg:height="0.2614in" svg:x="6.1189in" svg:y="1.9465in"><text:p text:style-name="P2">Specialty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3" draw:name="Shape6" draw:style-name="gr20" draw:text-style-name="P20" svg:width="0.8453in" svg:height="0.2614in" svg:x="6.1189in" svg:y="2.3402in"><text:p text:style-name="P2">Specialty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4" draw:name="Shape5" draw:style-name="gr21" draw:text-style-name="P20" svg:x1="6.0154in" svg:y1="1.8138in" svg:x2="5.2917in" svg:y2="2.2937in"><text:p/></draw:line><draw:line text:anchor-type="paragraph" draw:z-index="55" draw:name="Shape5" draw:style-name="gr21" draw:text-style-name="P20" svg:x1="6.1772in" svg:y1="2.1in" svg:x2="5.6425in" svg:y2="2.5228in"><text:p/></draw:line><draw:line text:anchor-type="paragraph" draw:z-index="56" draw:name="Shape5" draw:style-name="gr21" draw:text-style-name="P20" svg:x1="6.1598in" svg:y1="2.4823in" svg:x2="5.6043in" svg:y2="2.3516in"><text:p/></draw:line><draw:line text:anchor-type="paragraph" draw:z-index="57" draw:name="Shape5" draw:style-name="gr21" draw:text-style-name="P20" svg:x1="4.9445in" svg:y1="1.761in" svg:x2="5.2047in" svg:y2="2.1602in"><text:p/></draw:line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4T12:49:21.078088680</meta:creation-date>
    <dc:date>2018-08-24T16:27:08.431976101</dc:date>
    <meta:editing-duration>PT41M51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0" meta:character-count="3" meta:non-whitespace-character-count="0"/>
  </office:meta>
</office:document-meta>
</file>